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Footnote">
      <style:text-properties officeooo:rsid="04ba495b" officeooo:paragraph-rsid="04ba495b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48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49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5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77ab3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fo:font-style="normal" officeooo:rsid="0252e546" style:font-style-asian="normal" style:font-style-complex="normal"/>
    </style:style>
    <style:style style:name="T28" style:family="text">
      <style:text-properties fo:font-style="normal" officeooo:rsid="0253b40f" style:font-style-asian="normal" style:font-style-complex="normal"/>
    </style:style>
    <style:style style:name="T29" style:family="text">
      <style:text-properties fo:font-style="normal" officeooo:rsid="0253e74e" style:font-style-asian="normal" style:font-style-complex="normal"/>
    </style:style>
    <style:style style:name="T30" style:family="text">
      <style:text-properties fo:font-style="normal" officeooo:rsid="02548fc3" style:font-style-asian="normal" style:font-style-complex="normal"/>
    </style:style>
    <style:style style:name="T31" style:family="text">
      <style:text-properties fo:font-style="normal" officeooo:rsid="02555a3c" style:font-style-asian="normal" style:font-style-complex="normal"/>
    </style:style>
    <style:style style:name="T32" style:family="text">
      <style:text-properties fo:font-style="normal" officeooo:rsid="02566ff5" style:font-style-asian="normal" style:font-style-complex="normal"/>
    </style:style>
    <style:style style:name="T33" style:family="text">
      <style:text-properties fo:font-style="normal" officeooo:rsid="025cfe32" style:font-style-asian="normal" style:font-style-complex="normal"/>
    </style:style>
    <style:style style:name="T34" style:family="text">
      <style:text-properties fo:font-style="normal" officeooo:rsid="025eb8fe" style:font-style-asian="normal" style:font-style-complex="normal"/>
    </style:style>
    <style:style style:name="T35" style:family="text">
      <style:text-properties fo:font-style="normal" officeooo:rsid="025ed6cf" style:font-style-asian="normal" style:font-style-complex="normal"/>
    </style:style>
    <style:style style:name="T36" style:family="text">
      <style:text-properties fo:font-style="normal" officeooo:rsid="025f2152" style:font-style-asian="normal" style:font-style-complex="normal"/>
    </style:style>
    <style:style style:name="T37" style:family="text">
      <style:text-properties fo:font-style="normal" officeooo:rsid="025f64cc" style:font-style-asian="normal" style:font-style-complex="normal"/>
    </style:style>
    <style:style style:name="T38" style:family="text">
      <style:text-properties fo:font-style="normal" officeooo:rsid="0260d016" style:font-style-asian="normal" style:font-style-complex="normal"/>
    </style:style>
    <style:style style:name="T39" style:family="text">
      <style:text-properties fo:font-style="normal" officeooo:rsid="02628e6a" style:font-style-asian="normal" style:font-style-complex="normal"/>
    </style:style>
    <style:style style:name="T40" style:family="text">
      <style:text-properties fo:font-style="normal" officeooo:rsid="026315e0" style:font-style-asian="normal" style:font-style-complex="normal"/>
    </style:style>
    <style:style style:name="T41" style:family="text">
      <style:text-properties fo:font-style="normal" officeooo:rsid="02634113" style:font-style-asian="normal" style:font-style-complex="normal"/>
    </style:style>
    <style:style style:name="T42" style:family="text">
      <style:text-properties fo:font-style="normal" officeooo:rsid="02662f79" style:font-style-asian="normal" style:font-style-complex="normal"/>
    </style:style>
    <style:style style:name="T43" style:family="text">
      <style:text-properties fo:font-style="normal" officeooo:rsid="02666dfa" style:font-style-asian="normal" style:font-style-complex="normal"/>
    </style:style>
    <style:style style:name="T44" style:family="text">
      <style:text-properties fo:font-style="normal" officeooo:rsid="026952d4" style:font-style-asian="normal" style:font-style-complex="normal"/>
    </style:style>
    <style:style style:name="T45" style:family="text">
      <style:text-properties fo:font-style="normal" officeooo:rsid="02696437" style:font-style-asian="normal" style:font-style-complex="normal"/>
    </style:style>
    <style:style style:name="T46" style:family="text">
      <style:text-properties fo:font-style="normal" officeooo:rsid="026d186b" style:font-style-asian="normal" style:font-style-complex="normal"/>
    </style:style>
    <style:style style:name="T47" style:family="text">
      <style:text-properties fo:font-style="normal" officeooo:rsid="026f9756" style:font-style-asian="normal" style:font-style-complex="normal"/>
    </style:style>
    <style:style style:name="T48" style:family="text">
      <style:text-properties fo:font-style="normal" officeooo:rsid="0270f581" style:font-style-asian="normal" style:font-style-complex="normal"/>
    </style:style>
    <style:style style:name="T49" style:family="text">
      <style:text-properties fo:font-style="normal" officeooo:rsid="0273708b" style:font-style-asian="normal" style:font-style-complex="normal"/>
    </style:style>
    <style:style style:name="T50" style:family="text">
      <style:text-properties fo:font-style="normal" officeooo:rsid="027486d5" style:font-style-asian="normal" style:font-style-complex="normal"/>
    </style:style>
    <style:style style:name="T51" style:family="text">
      <style:text-properties fo:font-style="normal" officeooo:rsid="02783d8a" style:font-style-asian="normal" style:font-style-complex="normal"/>
    </style:style>
    <style:style style:name="T52" style:family="text">
      <style:text-properties fo:font-style="normal" officeooo:rsid="02785990" style:font-style-asian="normal" style:font-style-complex="normal"/>
    </style:style>
    <style:style style:name="T53" style:family="text">
      <style:text-properties fo:font-style="normal" officeooo:rsid="027a1a23" style:font-style-asian="normal" style:font-style-complex="normal"/>
    </style:style>
    <style:style style:name="T54" style:family="text">
      <style:text-properties fo:font-style="normal" officeooo:rsid="027bd518" style:font-style-asian="normal" style:font-style-complex="normal"/>
    </style:style>
    <style:style style:name="T55" style:family="text">
      <style:text-properties fo:font-style="normal" officeooo:rsid="027be5f8" style:font-style-asian="normal" style:font-style-complex="normal"/>
    </style:style>
    <style:style style:name="T56" style:family="text">
      <style:text-properties fo:font-style="normal" officeooo:rsid="027c920e" style:font-style-asian="normal" style:font-style-complex="normal"/>
    </style:style>
    <style:style style:name="T57" style:family="text">
      <style:text-properties fo:font-style="normal" officeooo:rsid="027da0df" style:font-style-asian="normal" style:font-style-complex="normal"/>
    </style:style>
    <style:style style:name="T58" style:family="text">
      <style:text-properties fo:font-style="normal" officeooo:rsid="027e78f3" style:font-style-asian="normal" style:font-style-complex="normal"/>
    </style:style>
    <style:style style:name="T59" style:family="text">
      <style:text-properties fo:font-style="normal" officeooo:rsid="027fa3ab" style:font-style-asian="normal" style:font-style-complex="normal"/>
    </style:style>
    <style:style style:name="T60" style:family="text">
      <style:text-properties fo:font-style="normal" officeooo:rsid="027fc77b" style:font-style-asian="normal" style:font-style-complex="normal"/>
    </style:style>
    <style:style style:name="T61" style:family="text">
      <style:text-properties fo:font-style="normal" officeooo:rsid="0280abc8" style:font-style-asian="normal" style:font-style-complex="normal"/>
    </style:style>
    <style:style style:name="T62" style:family="text">
      <style:text-properties fo:font-style="normal" officeooo:rsid="02824bd7" style:font-style-asian="normal" style:font-style-complex="normal"/>
    </style:style>
    <style:style style:name="T63" style:family="text">
      <style:text-properties fo:font-style="normal" officeooo:rsid="0282ffed" style:font-style-asian="normal" style:font-style-complex="normal"/>
    </style:style>
    <style:style style:name="T64" style:family="text">
      <style:text-properties fo:font-style="normal" officeooo:rsid="0283f6a4" style:font-style-asian="normal" style:font-style-complex="normal"/>
    </style:style>
    <style:style style:name="T65" style:family="text">
      <style:text-properties fo:font-style="normal" officeooo:rsid="02840ccf" style:font-style-asian="normal" style:font-style-complex="normal"/>
    </style:style>
    <style:style style:name="T66" style:family="text">
      <style:text-properties fo:font-style="normal" officeooo:rsid="02858ce8" style:font-style-asian="normal" style:font-style-complex="normal"/>
    </style:style>
    <style:style style:name="T67" style:family="text">
      <style:text-properties fo:font-style="normal" officeooo:rsid="028786ba" style:font-style-asian="normal" style:font-style-complex="normal"/>
    </style:style>
    <style:style style:name="T68" style:family="text">
      <style:text-properties fo:font-style="normal" officeooo:rsid="02880ff7" style:font-style-asian="normal" style:font-style-complex="normal"/>
    </style:style>
    <style:style style:name="T69" style:family="text">
      <style:text-properties fo:font-style="normal" officeooo:rsid="028c452f" style:font-style-asian="normal" style:font-style-complex="normal"/>
    </style:style>
    <style:style style:name="T70" style:family="text">
      <style:text-properties fo:font-style="normal" officeooo:rsid="028de7bf" style:font-style-asian="normal" style:font-style-complex="normal"/>
    </style:style>
    <style:style style:name="T71" style:family="text">
      <style:text-properties fo:font-style="normal" officeooo:rsid="028f8279" style:font-style-asian="normal" style:font-style-complex="normal"/>
    </style:style>
    <style:style style:name="T72" style:family="text">
      <style:text-properties fo:font-style="normal" officeooo:rsid="0292ce8a" style:font-style-asian="normal" style:font-style-complex="normal"/>
    </style:style>
    <style:style style:name="T73" style:family="text">
      <style:text-properties fo:font-style="normal" officeooo:rsid="02945ecb" style:font-style-asian="normal" style:font-style-complex="normal"/>
    </style:style>
    <style:style style:name="T74" style:family="text">
      <style:text-properties fo:font-style="normal" officeooo:rsid="02956305" style:font-style-asian="normal" style:font-style-complex="normal"/>
    </style:style>
    <style:style style:name="T75" style:family="text">
      <style:text-properties fo:font-style="normal" officeooo:rsid="02967211" style:font-style-asian="normal" style:font-style-complex="normal"/>
    </style:style>
    <style:style style:name="T76" style:family="text">
      <style:text-properties fo:font-style="normal" officeooo:rsid="02987cfc" style:font-style-asian="normal" style:font-style-complex="normal"/>
    </style:style>
    <style:style style:name="T77" style:family="text">
      <style:text-properties officeooo:rsid="000a14f6"/>
    </style:style>
    <style:style style:name="T78" style:family="text">
      <style:text-properties officeooo:rsid="005714b7"/>
    </style:style>
    <style:style style:name="T79" style:family="text">
      <style:text-properties officeooo:rsid="00880dbe"/>
    </style:style>
    <style:style style:name="T80" style:family="text">
      <style:text-properties officeooo:rsid="007c6d62"/>
    </style:style>
    <style:style style:name="T81" style:family="text">
      <style:text-properties officeooo:rsid="01c4f176"/>
    </style:style>
    <style:style style:name="T82" style:family="text">
      <style:text-properties officeooo:rsid="03b4652d"/>
    </style:style>
    <style:style style:name="T83" style:family="text">
      <style:text-properties officeooo:rsid="04b50477"/>
    </style:style>
    <style:style style:name="T84" style:family="text">
      <style:text-properties officeooo:rsid="0473a949"/>
    </style:style>
    <style:style style:name="T85" style:family="text">
      <style:text-properties officeooo:rsid="0387836c"/>
    </style:style>
    <style:style style:name="T86" style:family="text">
      <style:text-properties officeooo:rsid="0003a8b9"/>
    </style:style>
    <style:style style:name="T87" style:family="text">
      <style:text-properties officeooo:rsid="01dff054"/>
    </style:style>
    <style:style style:name="T88" style:family="text">
      <style:text-properties officeooo:rsid="023c6ef8"/>
    </style:style>
    <style:style style:name="T89" style:family="text">
      <style:text-properties officeooo:rsid="023d2c84"/>
    </style:style>
    <style:style style:name="T90" style:family="text">
      <style:text-properties officeooo:rsid="023d86f1"/>
    </style:style>
    <style:style style:name="T91" style:family="text">
      <style:text-properties officeooo:rsid="023e4245"/>
    </style:style>
    <style:style style:name="T92" style:family="text">
      <style:text-properties style:font-name="EB Garamond 12 All SC"/>
    </style:style>
    <style:style style:name="T93" style:family="text">
      <style:text-properties style:font-name="EB Garamond 12 All SC" officeooo:rsid="055cbe0b"/>
    </style:style>
    <style:style style:name="T94" style:family="text">
      <style:text-properties officeooo:rsid="024586dc"/>
    </style:style>
    <style:style style:name="T95" style:family="text">
      <style:text-properties officeooo:rsid="02401e75"/>
    </style:style>
    <style:style style:name="T96" style:family="text">
      <style:text-properties officeooo:rsid="0245bf04"/>
    </style:style>
    <style:style style:name="T97" style:family="text">
      <style:text-properties officeooo:rsid="02466572"/>
    </style:style>
    <style:style style:name="T98" style:family="text">
      <style:text-properties officeooo:rsid="024700b6"/>
    </style:style>
    <style:style style:name="T99" style:family="text">
      <style:text-properties officeooo:rsid="024a2d97"/>
    </style:style>
    <style:style style:name="T100" style:family="text">
      <style:text-properties officeooo:rsid="024d1a04"/>
    </style:style>
    <style:style style:name="T101" style:family="text">
      <style:text-properties officeooo:rsid="024d6712"/>
    </style:style>
    <style:style style:name="T102" style:family="text">
      <style:text-properties officeooo:rsid="024dd5a4"/>
    </style:style>
    <style:style style:name="T103" style:family="text">
      <style:text-properties officeooo:rsid="02514054"/>
    </style:style>
    <style:style style:name="T104" style:family="text">
      <style:text-properties officeooo:rsid="0252e546"/>
    </style:style>
    <style:style style:name="T105" style:family="text">
      <style:text-properties officeooo:rsid="0253b40f"/>
    </style:style>
    <style:style style:name="T106" style:family="text">
      <style:text-properties officeooo:rsid="02587135"/>
    </style:style>
    <style:style style:name="T107" style:family="text">
      <style:text-properties officeooo:rsid="02566ff5"/>
    </style:style>
    <style:style style:name="T108" style:family="text">
      <style:text-properties officeooo:rsid="025ac7b9"/>
    </style:style>
    <style:style style:name="T109" style:family="text">
      <style:text-properties officeooo:rsid="025eb8fe"/>
    </style:style>
    <style:style style:name="T110" style:family="text">
      <style:text-properties officeooo:rsid="025ed6cf"/>
    </style:style>
    <style:style style:name="T111" style:family="text">
      <style:text-properties officeooo:rsid="025f2152"/>
    </style:style>
    <style:style style:name="T112" style:family="text">
      <style:text-properties officeooo:rsid="0260d016"/>
    </style:style>
    <style:style style:name="T113" style:family="text">
      <style:text-properties officeooo:rsid="02628e6a"/>
    </style:style>
    <style:style style:name="T114" style:family="text">
      <style:text-properties officeooo:rsid="026315e0"/>
    </style:style>
    <style:style style:name="T115" style:family="text">
      <style:text-properties officeooo:rsid="02662f79"/>
    </style:style>
    <style:style style:name="T116" style:family="text">
      <style:text-properties officeooo:rsid="02666dfa"/>
    </style:style>
    <style:style style:name="T117" style:family="text">
      <style:text-properties officeooo:rsid="02696437"/>
    </style:style>
    <style:style style:name="T118" style:family="text">
      <style:text-properties officeooo:rsid="026d186b"/>
    </style:style>
    <style:style style:name="T119" style:family="text">
      <style:text-properties officeooo:rsid="026f9756"/>
    </style:style>
    <style:style style:name="T120" style:family="text">
      <style:text-properties officeooo:rsid="0270f581"/>
    </style:style>
    <style:style style:name="T121" style:family="text">
      <style:text-properties officeooo:rsid="0273708b"/>
    </style:style>
    <style:style style:name="T122" style:family="text">
      <style:text-properties officeooo:rsid="02785990"/>
    </style:style>
    <style:style style:name="T123" style:family="text">
      <style:text-properties officeooo:rsid="027a1a23"/>
    </style:style>
    <style:style style:name="T124" style:family="text">
      <style:text-properties officeooo:rsid="027bd518"/>
    </style:style>
    <style:style style:name="T125" style:family="text">
      <style:text-properties officeooo:rsid="027be5f8"/>
    </style:style>
    <style:style style:name="T126" style:family="text">
      <style:text-properties officeooo:rsid="027c920e"/>
    </style:style>
    <style:style style:name="T127" style:family="text">
      <style:text-properties officeooo:rsid="027da0df"/>
    </style:style>
    <style:style style:name="T128" style:family="text">
      <style:text-properties officeooo:rsid="02824bd7"/>
    </style:style>
    <style:style style:name="T129" style:family="text">
      <style:text-properties officeooo:rsid="0282ffed"/>
    </style:style>
    <style:style style:name="T130" style:family="text">
      <style:text-properties officeooo:rsid="02840ccf"/>
    </style:style>
    <style:style style:name="T131" style:family="text">
      <style:text-properties officeooo:rsid="02858ce8"/>
    </style:style>
    <style:style style:name="T132" style:family="text">
      <style:text-properties officeooo:rsid="028c452f"/>
    </style:style>
    <style:style style:name="T133" style:family="text">
      <style:text-properties officeooo:rsid="028d08d3"/>
    </style:style>
    <style:style style:name="T134" style:family="text">
      <style:text-properties officeooo:rsid="028f8279"/>
    </style:style>
    <style:style style:name="T135" style:family="text">
      <style:text-properties officeooo:rsid="0298990a"/>
    </style:style>
    <style:style style:name="T136" style:family="text">
      <style:text-properties officeooo:rsid="029979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81">Esser-</text:span>Skala, 201<text:span text:style-name="T81">9</text:span></text:p>
      <text:p text:style-name="P17"/>
      <text:p text:style-name="P17"/>
      <text:p text:style-name="P10">© 201<text:span text:style-name="T81">9</text:span> by Wolfgang <text:span text:style-name="T81">Esser-</text:span>Skala. This edition is licensed under the Creative Commons Attribution<text:span text:style-name="T79">-NonCommercial-ShareAlike</text:span> 4.0 International License. To view a copy of this license, visit http://creativecommons.org/licenses/by<text:span text:style-name="T80">-nc-sa</text:span>/4.0/. </text:p>
      <text:p text:style-name="P9"/>
      <text:p text:style-name="P11">Music engraving by LilyPond 2.18.0 (http://www.lilypond.org).<text:span text:style-name="T78"><text:line-break/>Front matter</text:span> typeset with EB Garamond (http://www.georgduffner.at/ebgaramond).</text:p>
      <text:p text:style-name="P17"/>
      <text:p text:style-name="P8">First <text:span text:style-name="T81">version</text:span>, <text:span text:style-name="T89">December</text:span> 201<text:span text:style-name="T81">9</text:span></text:p>
      <text:p text:style-name="P22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83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88">https://digital.staatsbibliothek-berlin.de/werkansicht/?PPN=PPN72904369X<text:line-break/><text:tab/></text:span>(siglum<text:span text:style-name="T84"> </text:span>Mus.<text:span text:style-name="T88">ms. 18711/1</text:span>)</text:p>
      <text:p text:style-name="P3"/>
      <text:p text:style-name="P2">In general, this edition closely follows the <text:span text:style-name="T85">manuscript</text:span>. Any changes <text:span text:style-name="T77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"/>
      <text:p text:style-name="P54">In the manuscript, bass figures generally only appear in recitatives and chorals (1.1; 1.2; 1.4; 1.6; 2.1; bars 14 and 15 of 2.2; 2.6; <text:span text:style-name="T41">bars 1</text:span><text:span text:style-name="T58">, 2, </text:span><text:span text:style-name="T59">6</text:span><text:span text:style-name="T60"> to 10,</text:span><text:span text:style-name="T61"> and 45 to 48 </text:span><text:span text:style-name="T6">of 2.8; </text:span>2.9; 3.1; <text:span text:style-name="T41">bars 1</text:span><text:span text:style-name="T58">, 2, </text:span><text:span text:style-name="T74">and </text:span><text:span text:style-name="T75">10</text:span><text:span text:style-name="T6"> of 3.3</text:span>), but not in the remaining movements (1.3, 1.5, 1.7, 2.3 to 2.5, 2.7, 3.2<text:span text:style-name="T136">, 3.4</text:span>)<text:span text:style-name="T135">. The latter bass figures were added by the editor.</text:span></text:p>
      <text:p text:style-name="P20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76"><text:tab/></text:span><text:span text:style-name="T11"><text:tab/></text:span><text:span text:style-name="T9"><text:note text:id="ftn1" text:note-class="footnote"><text:note-citation>1</text:note-citation><text:note-body><text:p text:style-name="P24">Abbreviations: Ms, manuscript;<text:span text:style-name="T88"> </text:span>org, organ; <text:span text:style-name="T87">r, rest; </text:span>vl, violin<text:span text:style-name="T87">; vla, viola</text:span>.</text:p></text:note-body></text:note></text:span><text:span text:style-name="T11"><text:tab/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8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7"/>
      <text:p text:style-name="P7"/>
      <text:p text:style-name="P7"><text:span text:style-name="T6">Salzburg, </text:span><text:span text:style-name="T14">December</text:span><text:span text:style-name="T6"> 201</text:span><text:span text:style-name="T7">9</text:span><text:line-break/>Wolfgang <text:span text:style-name="T82">Esser-</text:span>Skala</text:p>
      <text:p text:style-name="P23"><text:line-break/>C O N T E N T S</text:p>
      <text:p text:style-name="P19"/>
      <text:p text:style-name="P15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5"/>
      <text:p text:style-name="P15"/>
      <text:p text:style-name="P15"/>
      <text:p text:style-name="P21">p e r s o n e n <text:s text:c="2"/>d e s <text:s text:c="2"/>s t ü c k s <text:s text:c="2"/>s i n d :</text:p>
      <text:p text:style-name="P15"/>
      <text:p text:style-name="P16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6"/>
      <text:p text:style-name="P16"/>
      <text:p text:style-name="P14"><text:span text:style-name="T93">e</text:span><text:span text:style-name="T92"> r s t e r <text:s text:c="2"/>T H e i l</text:span></text:p>
      <text:p text:style-name="P12"/>
      <text:p text:style-name="P13">Act: 1<text:span text:style-name="T108">.</text:span></text:p>
      <text:p text:style-name="P12"/>
      <text:p text:style-name="P25">1<text:span text:style-name="T91">.1</text:span><text:tab/>Choral: Der Du voll Blut und Wunden<text:tab/>1<text:line-break/><text:line-break/><text:span text:style-name="T90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5"/>
      <text:p text:style-name="P25"/>
      <text:p text:style-name="P26"><text:span text:style-name="T95">1.2<text:tab/>Recitativ: Wohin eilt ganz Juda ſo früh?<text:tab/>1</text:span><text:span text:style-name="T17"><text:line-break/><text:line-break/></text:span><text:span text:style-name="T94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96">Blind-</text:span><text:span text:style-name="T18"><text:tab/>Weißeſt du nicht die Geſchichte dieſer Nacht?<text:line-break/></text:span><text:span text:style-name="T96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97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98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6"/>
      <text:p text:style-name="P26"/>
      <text:p text:style-name="P27"><text:span text:style-name="T98">1</text:span>.3<text:span text:style-name="T106"><text:tab/></text:span>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7"/>
      <text:p text:style-name="P27"/>
      <text:p text:style-name="P28">1.4<text:span text:style-name="T106"><text:tab/></text:span>Recitativ: Und darum verklagten ihn<text:span text:style-name="T100"> die Väter</text:span>?<text:tab/>1<text:span text:style-name="T22"><text:line-break/><text:line-break/></text:span><text:span text:style-name="T99">Fremdling</text:span><text:span text:style-name="T22"><text:tab/></text:span><text:span text:style-name="T6">Und darum verklagten ihn</text:span><text:span text:style-name="T23"> die Väter</text:span><text:span text:style-name="T6">?</text:span><text:span text:style-name="T24"><text:line-break/><text:line-break/></text:span><text:span text:style-name="T101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102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102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103">Judas</text:span><text:span text:style-name="T26"><text:tab/>Ha! Er leidet– weil ich ihn verrieth.</text:span></text:p>
      <text:p text:style-name="P28"/>
      <text:p text:style-name="P28"/>
      <text:p text:style-name="P30"><text:span text:style-name="T103">1.5<text:tab/>Aria: Wer faßt die Zahl<text:tab/>1</text:span><text:span text:style-name="T27"><text:line-break/><text:line-break/></text:span><text:span text:style-name="T104">Judas</text:span><text:span text:style-name="T28"><text:tab/>Wer faßt die Zahl na</text:span><text:span text:style-name="T29">h</text:span><text:span text:style-name="T28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30">,</text:span><text:span text:style-name="T28"><text:line-break/><text:tab/></text:span><text:span text:style-name="T30">ſ</text:span><text:span text:style-name="T28">tirb! Todt und Vernichtung mir.</text:span></text:p>
      <text:p text:style-name="P29"/>
      <text:p text:style-name="P29"/>
      <text:p text:style-name="P31"><text:span text:style-name="T105">1</text:span>.6<text:span text:style-name="T106"><text:tab/></text:span>Recitativ:<text:span text:style-name="T106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2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1"/>
      <text:p text:style-name="P31"/>
      <text:p text:style-name="P32"><text:span text:style-name="T107">1</text:span>.7<text:tab/>Aria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46"/>
      <text:p text:style-name="P46"/>
      <text:p text:style-name="P48">❦</text:p>
      <text:p text:style-name="P33"/>
      <text:p text:style-name="P33"/>
      <text:p text:style-name="P50">Act: 2.</text:p>
      <text:p text:style-name="P33"/>
      <text:p text:style-name="P34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3">r</text:span><text:span text:style-name="T6"> ſahen,<text:line-break/><text:tab/>die ſein Mund gelehrt, verlaßen!</text:span><text:span text:style-name="T34"><text:line-break/><text:line-break/></text:span><text:span text:style-name="T109">Fremdling</text:span><text:span text:style-name="T34"><text:tab/>Alles Volk iſt in Bewegung.</text:span><text:span text:style-name="T35"><text:line-break/><text:line-break/><text:line-break/></text:span><text:soft-page-break/><text:span text:style-name="T110">Blindgeb.</text:span><text:span text:style-name="T35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6"><text:line-break/><text:line-break/></text:span><text:span text:style-name="T111">Pilatus</text:span><text:span text:style-name="T36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7">euer</text:span><text:span text:style-name="T36"> Jeſus!<text:line-break/><text:tab/>Jhr wißt, ich geb an dieſem Feſte</text:span><text:span text:style-name="T37"><text:line-break/><text:tab/>e</text:span><text:span text:style-name="T36">uch der Gefangnen Einen loß.<text:line-break/><text:tab/>Welchen ſoll ich </text:span><text:span text:style-name="T37">euch </text:span><text:span text:style-name="T36">geben</text:span><text:span text:style-name="T37">?</text:span><text:span text:style-name="T38"><text:line-break/><text:line-break/></text:span><text:span text:style-name="T112">Kaiphas</text:span><text:span text:style-name="T38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9"><text:line-break/><text:line-break/></text:span><text:span text:style-name="T113">Pilatus</text:span><text:span text:style-name="T39"><text:tab/>Redet! wen ſoll ich euch geben?<text:line-break/><text:tab/>Jeſus oder Barrabas?</text:span><text:span text:style-name="T40"><text:line-break/><text:line-break/></text:span><text:span text:style-name="T114">Chor des Volks</text:span><text:span text:style-name="T40"><text:tab/>Barrabas, Barrabas!<text:line-break/><text:line-break/></text:span><text:span text:style-name="T114">Pilatus</text:span><text:span text:style-name="T40"><text:tab/>Was mach ich mit dieſem Jeſu?</text:span></text:p>
      <text:p text:style-name="P34"/>
      <text:p text:style-name="P34"/>
      <text:p text:style-name="P37">2.2<text:tab/>Chor: Kreutzigen laß ihn<text:tab/>1<text:line-break/><text:line-break/>Chor d<text:span text:style-name="T115">es</text:span> Volks<text:span text:style-name="T6"><text:tab/>Kreutzigen laß ihn</text:span><text:span text:style-name="T43">.</text:span><text:span text:style-name="T42"><text:line-break/><text:line-break/></text:span><text:span text:style-name="T115">Pilatus</text:span><text:span text:style-name="T42"><text:tab/>Er iſt nicht des Todes ſchuldig!<text:line-break/><text:line-break/></text:span>Chor d<text:span text:style-name="T115">es</text:span> Volks<text:span text:style-name="T6"><text:tab/>Kreutzigen laß ihn</text:span><text:span text:style-name="T43">.</text:span></text:p>
      <text:p text:style-name="P37"/>
      <text:p text:style-name="P37"/>
      <text:p text:style-name="P38"><text:span text:style-name="T116">2</text:span>.3<text:tab/>Aria<text:span text:style-name="T117">, Chor</text:span>: <text:span text:style-name="T118">J</text:span>ch waſche meine Hände rein<text:tab/>1<text:span text:style-name="T6"><text:line-break/><text:line-break/></text:span>Pilatus<text:span text:style-name="T6"><text:tab/></text:span><text:span text:style-name="T46">J</text:span><text:span text:style-name="T44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5"><text:line-break/><text:line-break/></text:span><text:span text:style-name="T117">Chor des Volks</text:span><text:span text:style-name="T45"><text:tab/>Über uns komme ſein Blut<text:line-break/><text:tab/>und über unſre Kinder.</text:span></text:p>
      <text:p text:style-name="P52">2.4<text:span text:style-name="T118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39"/>
      <text:p text:style-name="P39"/>
      <text:p text:style-name="P40">2.5<text:tab/>Chor: Wer kann des Frommen Leiden faßen<text:tab/>1<text:span text:style-name="T6"><text:line-break/><text:line-break/></text:span>Chor der<text:span text:style-name="T47"><text:tab/></text:span><text:span text:style-name="T48">Wer kann des Frommen Leiden faßen?<text:line-break/></text:span><text:span text:style-name="T119">Freunde Jeſu</text:span><text:span text:style-name="T47"><text:tab/></text:span><text:span text:style-name="T48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0"/>
      <text:p text:style-name="P40"/>
      <text:p text:style-name="P41"><text:span text:style-name="T120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49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21">Fremdling</text:span><text:span text:style-name="T49"><text:tab/>Wo iſt Jeſus?<text:line-break/><text:line-break/></text:span><text:span text:style-name="T121">Blindgeb.</text:span><text:span text:style-name="T49"><text:tab/>Sahſt du nicht</text:span><text:span text:style-name="T50">,</text:span><text:span text:style-name="T49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1"/>
      <text:p text:style-name="P41"/>
      <text:p text:style-name="P42"><text:span text:style-name="T121">2</text:span>.7<text:tab/>Duett: Ein Purpur, eine Dornenkrone<text:tab/>1<text:span text:style-name="T6"><text:line-break/><text:line-break/></text:span>Blindgeb.<text:span text:style-name="T51"><text:tab/>Ein Purpur, eine Dornenkrone,<text:line-break/><text:tab/>ihm aufgeſetzt vom bittern Hohne,<text:line-break/><text:tab/>Blut rinnt die Schläf herab.</text:span><text:span text:style-name="T52"><text:line-break/><text:line-break/></text:span><text:span text:style-name="T122">Fremdling</text:span><text:span text:style-name="T52"><text:tab/>Ein Rohr trägt er in ſeiner Rechten,<text:line-break/><text:tab/>das ſchnöder Spott von niedern Knechten<text:line-break/><text:tab/>in ſeine Hand ihm gab.</text:span><text:span text:style-name="T53"><text:line-break/><text:line-break/></text:span><text:span text:style-name="T123">Blindgeb.</text:span><text:span text:style-name="T53"><text:tab/>Jhr, die ihr keinen Frevel ſcheuet,</text:span><text:span text:style-name="T54"><text:line-break/><text:line-break/></text:span><text:span text:style-name="T124">Fremdling</text:span><text:span text:style-name="T54"><text:tab/>ihr, die ihr euch des Frevels freuet,</text:span><text:span text:style-name="T55"><text:line-break/><text:line-break/></text:span><text:soft-page-break/><text:span text:style-name="T125">beide</text:span><text:span text:style-name="T55"><text:tab/>ihr wißt nicht, wen ihr ſchmäht.</text:span><text:span text:style-name="T56"><text:line-break/><text:line-break/></text:span><text:span text:style-name="T126">Blindgeb.</text:span><text:span text:style-name="T56"><text:tab/>Jhn rächet einſt der Gott der Götter.<text:line-break/><text:line-break/></text:span><text:span text:style-name="T126">Fremdling</text:span><text:span text:style-name="T56"><text:tab/>Er rufet einſt in einem Wetter:</text:span><text:span text:style-name="T57"><text:line-break/><text:line-break/></text:span><text:span text:style-name="T127">beide</text:span><text:span text:style-name="T57"><text:tab/>Wo iſt, o Juda, dein Prophet?</text:span></text:p>
      <text:p text:style-name="P42"/>
      <text:p text:style-name="P42"/>
      <text:p text:style-name="P43"><text:span text:style-name="T127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2"><text:line-break/><text:line-break/></text:span><text:span text:style-name="T128">Chor der</text:span><text:span text:style-name="T62"><text:tab/>Kreutzige ihn</text:span><text:span text:style-name="T63">,</text:span><text:span text:style-name="T62"><text:line-break/></text:span><text:span text:style-name="T128">Prieſter</text:span><text:span text:style-name="T62"><text:tab/></text:span><text:span text:style-name="T63">k</text:span><text:span text:style-name="T62">reutzige ihn!</text:span><text:span text:style-name="T63"><text:line-break/><text:line-break/></text:span><text:span text:style-name="T129">Pilatus</text:span><text:span text:style-name="T63"><text:tab/></text:span><text:span text:style-name="T64">Kann nur ſein Tod den heißen Durſt<text:line-break/><text:tab/>nach ſeinem Blute ſtillen,<text:line-break/><text:tab/>ſo kreutziget ihn ſelber,<text:line-break/><text:tab/>er iſt nicht ſchuldig.</text:span><text:span text:style-name="T65"><text:line-break/><text:line-break/></text:span><text:span text:style-name="T130">Chor der</text:span><text:span text:style-name="T65"><text:tab/>Läßeſt du dieſen l</text:span><text:span text:style-name="T68">o</text:span><text:span text:style-name="T65">s,<text:line-break/></text:span><text:span text:style-name="T130">Prieſter</text:span><text:span text:style-name="T65"><text:tab/>biſt du des Kayſers Freund nicht.<text:line-break/><text:tab/>Wer ſich ſelber zum Könige macht,<text:line-break/><text:tab/>der iſt wider den Kayser.</text:span><text:span text:style-name="T66"><text:line-break/><text:line-break/></text:span><text:span text:style-name="T131">Pilatus</text:span><text:span text:style-name="T66"><text:tab/>Jhr wollts, ihr wollts! ihr Wüthenden!<text:line-break/><text:tab/>ſo werd er denn gekreutziget,</text:span><text:span text:style-name="T67"><text:line-break/><text:tab/>gekreutzigt </text:span><text:span text:style-name="T66">euer König.</text:span></text:p>
      <text:p text:style-name="P43"/>
      <text:p text:style-name="P43"/>
      <text:p text:style-name="P44"><text:span text:style-name="T131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47"/>
      <text:p text:style-name="P47"/>
      <text:p text:style-name="P49">❦</text:p>
      <text:p text:style-name="P35"/>
      <text:p text:style-name="P35"/>
      <text:p text:style-name="P51">Act: <text:span text:style-name="T132">3</text:span>.</text:p>
      <text:p text:style-name="P35"/>
      <text:p text:style-name="P36"><text:span text:style-name="T132">3</text:span>.1<text:tab/>Recitativ<text:span text:style-name="T133">, Arioso</text:span>: <text:span text:style-name="T132">Sie führen! ach! ſie führen ihn zum Tode<text:tab/>1</text:span><text:span text:style-name="T69"><text:line-break/><text:line-break/></text:span><text:span text:style-name="T132">Blindgeb.</text:span><text:span text:style-name="T70"><text:tab/>Sie führen! ach! ſie führen ihn zum Tode!<text:line-break/><text:tab/>Er ſoll ſterben, er, den ich ſagen hörte:<text:line-break/><text:tab/></text:span><text:span text:style-name="T71">„</text:span><text:span text:style-name="T70">Einſt kommt die Stunde, in welcher alle,<text:line-break/><text:tab/>die in den ſtillen Gräbern ſchlafen,<text:line-break/><text:tab/>des Menſchenſohnes Stimme hören<text:line-break/><text:tab/>und gehn hervor.</text:span><text:span text:style-name="T71">“</text:span></text:p>
      <text:p text:style-name="P36"/>
      <text:p text:style-name="P36"/>
      <text:p text:style-name="P45"><text:span text:style-name="T134">3</text:span>.2<text:tab/>Aria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2"> N</text:span><text:span text:style-name="T6">acht nicht decken,<text:line-break/><text:tab/>der die Todten wird erwecken.</text:span></text:p>
      <text:p text:style-name="P45"/>
      <text:p text:style-name="P45"/>
      <text:p text:style-name="P55">3.3<text:tab/>Recitativ: Du ſtärkeſt mich<text:tab/>1<text:span text:style-name="T6"><text:line-break/><text:line-break/></text:span>Fremdling<text:span text:style-name="T6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55"/>
      <text:p text:style-name="P55"/>
      <text:p text:style-name="P56">2.4<text:tab/>Wechselgesang: Sieh! er träget ſein Kreutz<text:tab/>1<text:span text:style-name="T6"><text:line-break/><text:line-break/></text:span>Joseph<text:span text:style-name="T6"><text:tab/>Sieh! er träget ſein Kreutz,<text:line-break/><text:tab/>ach, auf dem blutenden Rücken,<text:line-break/><text:tab/>kraftlos ſchwanket er nun,<text:line-break/><text:tab/>er erlieget der Laſt.<text:line-break/><text:line-break/></text:span>Nicodemus<text:span text:style-name="T6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6"><text:tab/>Ach, du göttlicher Mann,<text:line-break/><text:tab/>wirſt du dem Schwachen verzeihen,<text:line-break/><text:tab/>daß in der Sünder Gericht<text:line-break/><text:tab/>er nicht laut dich bekannt?<text:line-break/><text:line-break/></text:span>Nicodemus<text:span text:style-name="T6"><text:tab/>Ach, du Gottes Prophet!<text:line-break/><text:tab/>den ich im Stillen beſuchte,<text:line-break/><text:tab/>in dem Schatten der Nacht:<text:line-break/><text:tab/>Wirſt du dem Schwachen verzeihn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7T12:45:19.772942089</dc:date>
    <dc:creator>Wolfgang Skala</dc:creator>
    <meta:editing-duration>P6DT19H56M33S</meta:editing-duration>
    <meta:editing-cycles>618</meta:editing-cycles>
    <meta:generator>LibreOffice/4.2.8.2$Linux_X86_64 LibreOffice_project/420m0$Build-2</meta:generator>
    <meta:document-statistic meta:table-count="0" meta:image-count="1" meta:object-count="0" meta:page-count="10" meta:paragraph-count="42" meta:word-count="1889" meta:character-count="11653" meta:non-whitespace-character-count="9543"/>
  </office:meta>
</office:document-meta>
</file>